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99in" fo:margin-left="0in" fo:margin-top="0in" fo:margin-bottom="0in" table:align="left"/>
    </style:style>
    <style:style style:name="Table1.A" style:family="table-column">
      <style:table-column-properties style:column-width="0.7042in"/>
    </style:style>
    <style:style style:name="Table1.B" style:family="table-column">
      <style:table-column-properties style:column-width="0.691in"/>
    </style:style>
    <style:style style:name="Table1.E" style:family="table-column">
      <style:table-column-properties style:column-width="0.6903in"/>
    </style:style>
    <style:style style:name="Table1.F" style:family="table-column">
      <style:table-column-properties style:column-width="0.6917in"/>
    </style:style>
    <style:style style:name="Table1.J" style:family="table-column">
      <style:table-column-properties style:column-width="0.6972in"/>
    </style:style>
    <style:style style:name="Table1.1" style:family="table-row">
      <style:table-row-properties style:min-row-height="0.3764in"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2" style:family="table-row">
      <style:table-row-properties style:min-row-height="0.3701in" fo:keep-together="auto"/>
    </style:style>
    <style:style style:name="P1" style:family="paragraph" style:parent-style-name="Standard">
      <style:text-properties officeooo:rsid="001c3e91" officeooo:paragraph-rsid="001c3e91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1c3e91" officeooo:paragraph-rsid="001c3e91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#3</text:p>
      <text:p text:style-name="P1"/>
      <text:p text:style-name="P1"/>
      <text:p text:style-name="P1">What happens if r1 is not equal to r3 when executing beq r1,r3,00 ?</text:p>
      <text:p text:style-name="P1"/>
      <text:p text:style-name="P1">Hint: Which instruction will come into the pipeline and what would result with those instructions already fetched and in the pipeline?</text:p>
      <text:p text:style-name="P1"/>
      <text:p text:style-name="P1">Answer in 30 words the max. Use the table below so I do not have to count the words. (, and . <text:s/>are not counted)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B"/>
        <table:table-column table:style-name="Table1.E"/>
        <table:table-column table:style-name="Table1.B"/>
        <table:table-column table:style-name="Table1.J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9:00:54.952937047</meta:creation-date>
    <dc:date>2020-04-09T19:10:16.343384017</dc:date>
    <meta:editing-duration>PT9M23S</meta:editing-duration>
    <meta:editing-cycles>1</meta:editing-cycles>
    <meta:document-statistic meta:table-count="1" meta:image-count="0" meta:object-count="0" meta:page-count="1" meta:paragraph-count="4" meta:word-count="62" meta:character-count="323" meta:non-whitespace-character-count="264"/>
    <meta:generator>LibreOffice/6.0.7.3$Linux_X86_64 LibreOffice_project/00m0$Build-3</meta:generator>
  </office:meta>
</office:document-meta>
</file>